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DB4000009B0D9FEC7FF.jpg" manifest:media-type="image/jpeg"/>
  <manifest:file-entry manifest:full-path="Pictures/1000000000000DB4000009B062A14AC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bitmap" draw:fill-color="#ffffff" draw:fill-image-name="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no-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3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127cm" fo:padding-right="0.127cm" fo:wrap-option="wrap" draw:shadow-color="#808080"/>
    </style:style>
    <style:style style:name="gr7" style:family="graphic">
      <style:graphic-properties draw:stroke="none" draw:fill="none" draw:fill-color="#ffffff" draw:textarea-horizontal-align="left" draw:textarea-vertical-align="top" draw:auto-grow-height="true" fo:min-height="0.94cm" fo:min-width="0cm" fo:padding-top="0.13cm" fo:padding-bottom="0.13cm" fo:padding-left="0.127cm" fo:padding-right="0.127cm" fo:wrap-option="wrap" draw:shadow-color="#808080"/>
    </style:style>
    <style:style style:name="pr1" style:family="presentation" style:parent-style-name="Title1-notes">
      <style:graphic-properties draw:fill-color="#ffffff" fo:min-height="11.43cm"/>
    </style:style>
    <style:style style:name="pr2" style:family="presentation" style:parent-style-name="Default-title">
      <style:graphic-properties fo:min-height="3.212cm"/>
    </style:style>
    <style:style style:name="pr3" style:family="presentation" style:parent-style-name="Default-subtitle">
      <style:graphic-properties draw:fill-color="#ffffff" draw:textarea-vertical-align="top" fo:min-height="12.607cm"/>
    </style:style>
    <style:style style:name="pr4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indent="0cm" style:line-break="strict"/>
    </style:style>
    <style:style style:name="P2" style:family="paragraph">
      <style:paragraph-properties fo:margin-left="0cm" fo:margin-right="0cm" fo:text-indent="0cm" style:line-break="strict" style:writing-mode="lr-tb" style:font-independent-line-spacing="true"/>
    </style:style>
    <style:style style:name="P3" style:family="paragraph">
      <style:paragraph-properties fo:margin-left="0cm" fo:margin-right="0cm" fo:line-height="100%" fo:text-indent="0cm" style:line-break="strict"/>
    </style:style>
    <style:style style:name="P4" style:family="paragraph">
      <style:paragraph-properties fo:margin-left="0cm" fo:margin-right="0cm" fo:line-height="100%" fo:text-indent="0cm" style:line-break="strict" style:writing-mode="lr-tb" style:font-independent-line-spacing="true"/>
    </style:style>
    <style:style style:name="P5" style:family="paragraph">
      <style:text-properties fo:font-size="16pt" style:font-size-asian="16pt" style:font-size-complex="16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size="32pt" style:font-size-asian="32pt" style:font-size-complex="32pt"/>
    </style:style>
    <style:style style:name="P8" style:family="paragraph">
      <style:text-properties fo:font-size="48pt" style:font-size-asian="48pt" style:font-size-complex="48pt"/>
    </style:style>
    <style:style style:name="T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2" style:family="text">
      <style:text-properties fo:color="#808080" fo:font-size="16pt" fo:language="en" fo:country="US" style:font-size-asian="16pt" style:language-asian="en" style:country-asian="US" style:font-size-complex="16pt" style:language-complex="en" style:country-complex="US"/>
    </style:style>
    <style:style style:name="T3" style:family="text">
      <style:text-properties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5" style:family="text">
      <style:text-properties fo:color="#808080" style:font-name="FagoNoBoldCE-Caps" fo:font-size="12pt" fo:language="en" fo:country="US" style:font-size-asian="12pt" style:language-asian="en" style:country-asian="US" style:font-size-complex="12pt" style:language-complex="en" style:country-complex="US"/>
    </style:style>
    <style:style style:name="T6" style:family="text">
      <style:text-properties fo:color="#808080" style:font-name="FagoNoBoldCE-Caps" fo:font-size="12pt" fo:language="pl" fo:country="PL" style:font-size-asian="12pt" style:language-asian="pl" style:country-asian="PL" style:font-size-complex="12pt" style:language-complex="pl" style:country-complex="P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48pt" style:font-size-asian="48pt" style:font-size-complex="4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presentation-page-layout-name="AL1T0" presentation:use-date-time-name="dtd1">
        <draw:custom-shape draw:name="Rectangle 1" draw:style-name="gr1" draw:text-style-name="P2" draw:layer="layout" svg:width="22.267cm" svg:height="5.677cm" svg:x="5.165cm" svg:y="2.54cm">
          <text:list text:style-name="L1">
            <text:list-header>
              <text:p text:style-name="P1"><text:span text:style-name="T1">Testy jednostkowe z użyciem bibliotek gtest i gmock</text:span></text:p>
            </text:list-header>
            <text:list-item>
              <text:p text:style-name="P1"><text:span text:style-name="T1"/></text:p>
            </text:list-item>
            <text:list-item>
              <text:p text:style-name="P1"><text:span text:style-name="T1">TDD – test-driven develop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2" draw:style-name="gr2" draw:text-style-name="P2" draw:layer="layout" svg:width="3.075cm" svg:height="0.937cm" svg:x="5.412cm" svg:y="9.652cm">
          <text:list text:style-name="L2">
            <text:list-header>
              <text:p text:style-name="P1"><text:span text:style-name="T2">11.04.2017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gr3" draw:text-style-name="P4" draw:layer="layout" svg:width="17.15cm" svg:height="1.275cm" svg:x="5.456cm" svg:y="10.922cm">
          <text:list text:style-name="L1">
            <text:list-header>
              <text:p text:style-name="P3"><text:span text:style-name="T3">Akademia Górniczo-Hu</text:span><text:span text:style-name="T4">t</text:span><text:span text:style-name="T3">nicza im. Stanisława Staszica w Krakowie</text:span></text:p>
            </text:list-header>
          </text:list>
          <text:list text:style-name="L2">
            <text:list-header>
              <text:p text:style-name="P3"><text:span text:style-name="T5">AGH Uni</text:span><text:span text:style-name="T6">v</text:span><text:span text:style-name="T5">ersity of Science and Technology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8.382cm" svg:height="2.283cm" svg:x="5.334cm" svg:y="12.954cm">
          <draw:text-box>
            <text:p><text:span text:style-name="T7">Robert Cebula</text:span></text:p>
          </draw:text-box>
        </draw:frame>
        <presentation:notes draw:style-name="dp2">
          <draw:page-thumbnail draw:style-name="gr5" draw:layer="layout" svg:width="12.7cm" svg:height="9.525cm" svg:x="3.175cm" svg:y="1.904cm" draw:page-number="1" presentation:class="page"/>
          <draw:frame presentation:style-name="pr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list text:style-name="L1">
            <text:list-header>
              <text:p text:style-name="P1"/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esty jednostkowe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Dlaczego?</text:p>
              </text:list-item>
              <text:list-item>
                <text:p text:style-name="P6">gtest</text:p>
              </text:list-item>
              <text:list-item>
                <text:p text:style-name="P6">gmock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2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Pierwszy test (hello world)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Struktura testu</text:p>
              </text:list-item>
              <text:list-item>
                <text:p text:style-name="P6">Kompilacja</text:p>
              </text:list-item>
              <text:list-item>
                <text:p text:style-name="P6">Makro TEST(test_case_name, test_name)</text:p>
              </text:list-item>
              <text:list-item>
                <text:p text:style-name="P6">Makro ASSERT_EQ(expected, actual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3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Drugi test</text:p>
          </draw:text-box>
        </draw:frame>
        <draw:frame presentation:style-name="pr3" draw:text-style-name="P6" draw:layer="layout" svg:width="25.237cm" svg:height="12.607cm" svg:x="2.226cm" svg:y="6.067cm" presentation:class="subtitle">
          <draw:text-box>
            <text:list text:style-name="L4">
              <text:list-item>
                <text:p text:style-name="P6">Makro EXPECT_EQ(expected, actual)</text:p>
              </text:list-item>
              <text:list-item>
                <text:p text:style-name="P6">Wypisywanie dodatkowych informacji w przypadku błędu</text:p>
              </text:list-item>
              <text:list-item>
                <text:p text:style-name="P6">Flagi:</text:p>
                <text:list>
                  <text:list-item>
                    <text:p text:style-name="P6">--gtest_repeat=2</text:p>
                  </text:list-item>
                  <text:list-item>
                    <text:p text:style-name="P6">--gtest_filter=SumTest.MixedArgs</text:p>
                  </text:list-item>
                  <text:list-item>
                    <text:p text:style-name="P6">--gtest_output="xml:./result.xml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4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>
          <draw:text-box>
            <text:p>Trzeci test</text:p>
          </draw:text-box>
        </draw:frame>
        <draw:frame presentation:style-name="pr3" draw:text-style-name="P6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EXPECT_FLOAT_EQ(expected, actual)</text:p>
              </text:list-item>
              <text:list-item>
                <text:p text:style-name="P6">EXPECT_THROW(statement, exception)</text:p>
              </text:list-item>
              <text:list-item>
                <text:p text:style-name="P6">Jak tymczasowo wyłączyć uruchamianie testu? (DISABLED_test_name)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5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Testowanie to asercje</text:p>
          </draw:text-box>
        </draw:frame>
        <draw:frame presentation:style-name="pr3" draw:text-style-name="P7" draw:layer="layout" svg:width="25.237cm" svg:height="12.807cm" svg:x="2.226cm" svg:y="6.067cm" presentation:class="subtitle" presentation:user-transformed="true">
          <draw:text-box>
            <text:list text:style-name="L4">
              <text:list-item>
                <text:p text:style-name="P6"><text:span text:style-name="T8">ASSERT_* vs EXPECT_*</text:span></text:p>
              </text:list-item>
              <text:list-item>
                <text:p text:style-name="P6"><text:span text:style-name="T8">Wartości logiczne:</text:span></text:p>
                <text:list>
                  <text:list-item>
                    <text:p text:style-name="P6"><text:span text:style-name="T8">ASSERT_TRUE / ASSERT_FALSE</text:span></text:p>
                  </text:list-item>
                </text:list>
              </text:list-item>
              <text:list-item>
                <text:p text:style-name="P6"><text:span text:style-name="T8">Porównanie wartości:</text:span></text:p>
                <text:list>
                  <text:list-item>
                    <text:p text:style-name="P6"><text:span text:style-name="T8">ASSERT_EQ / ASSERT_NE</text:span></text:p>
                  </text:list-item>
                  <text:list-item>
                    <text:p text:style-name="P6"><text:span text:style-name="T8">ASSERT_LT / ASSERT_LE …</text:span></text:p>
                  </text:list-item>
                </text:list>
              </text:list-item>
              <text:list-item>
                <text:p text:style-name="P6"><text:span text:style-name="T8">Łańcuchy znaków w C:</text:span></text:p>
                <text:list>
                  <text:list-item>
                    <text:p text:style-name="P6"><text:span text:style-name="T8">ASSERT_STREQ / ASSERT_STRN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6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date-time-name="dtd1">
        <draw:custom-shape draw:name="Prostokąt 2" draw:style-name="gr6" draw:text-style-name="P2" draw:layer="layout" svg:width="5.001cm" svg:height="1.2cm" svg:x="3.034cm" svg:y="19.495cm">
          <office:event-listeners>
            <presentation:event-listener script:event-name="dom:click" presentation:action="execute" xlink:href="http://www.agh.edu.pl/" xlink:type="simple" xlink:show="embed" xlink:actuate="onRequest"/>
          </office:event-listeners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237cm" svg:height="3.502cm" svg:x="2.226cm" svg:y="1.865cm" presentation:class="title" presentation:user-transformed="true">
          <draw:text-box>
            <text:p>Czwarty test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6">ASSERT_EXIT(statement, predicate, regex)</text:p>
              </text:list-item>
              <text:list-item>
                <text:p text:style-name="P6">Pod spodem gtest tworzy nowy proces w którym wykonuje kod <text:span text:style-name="T9">statement, </text:span><text:span text:style-name="T10">a następnie sprawdza exit code i stderr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7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date-time-name="dtd1">
        <draw:custom-shape draw:name="Prostokąt 2" draw:style-name="gr7" draw:text-style-name="P2" draw:layer="Układ" svg:width="5.001cm" svg:height="1.2cm" svg:x="3.034cm" svg:y="19.495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8" draw:layer="layout" svg:width="25.237cm" svg:height="3.502cm" svg:x="2.226cm" svg:y="1.865cm" presentation:class="title" presentation:user-transformed="true">
          <draw:text-box>
            <text:p text:style-name="P8"><text:span text:style-name="T11">Tworzenie test fixture (piąty test)</text:span></text:p>
          </draw:text-box>
        </draw:frame>
        <draw:frame presentation:style-name="pr3" draw:text-style-name="P7" draw:layer="layout" svg:width="25.237cm" svg:height="12.607cm" svg:x="2.226cm" svg:y="6.067cm" presentation:class="subtitle" presentation:user-transformed="true">
          <draw:text-box>
            <text:list text:style-name="L4">
              <text:list-item>
                <text:p text:style-name="P7"><text:span text:style-name="T8">Przydatne gdy w więcej niż jednym teście używamy tych samych zasobów</text:span></text:p>
              </text:list-item>
              <text:list-item>
                <text:p text:style-name="P7"><text:span text:style-name="T8">Dziedziczymy po klasie ::testing::Test</text:span></text:p>
              </text:list-item>
              <text:list-item>
                <text:p text:style-name="P7"><text:span text:style-name="T8">Tworzymy metody SetUp/TearDown lub konstruktor/destruktor</text:span></text:p>
              </text:list-item>
              <text:list-item>
                <text:p text:style-name="P7"><text:span text:style-name="T8">Testy tworzymy makrem TEST_F</text:span></text:p>
              </text:list-item>
              <text:list-item>
                <text:p text:style-name="P7"><text:span text:style-name="T8">Dla każdego testu stworzony zostanie nowy obiekt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4cm" draw:page-number="8" presentation:class="page"/>
          <draw:frame presentation:style-name="pr4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FagoNoBoldCE-Caps" svg:font-family="FagoNoBoldCE-Caps" style:font-pitch="variable"/>
    <style:font-face style:name="Helvetica Neue1" svg:font-family="'Helvetica Neue'" style:font-pitch="variable"/>
    <style:font-face style:name="Arial" svg:font-family="Arial" style:font-family-generic="roman" style:font-pitch="variable"/>
    <style:font-face style:name="Helvetica Neue" svg:font-family="'Helvetica Neue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2" svg:font-family="'Helvetica Neue'" style:font-family-generic="system" style:font-pitch="variable"/>
  </office:font-face-decls>
  <office:styles>
    <draw:fill-image draw:name="Bitmap_20_1" draw:display-name="Bitmap 1" xlink:href="Pictures/1000000000000DB4000009B062A14AC3.jpg" xlink:type="simple" xlink:show="embed" xlink:actuate="onLoad"/>
    <draw:fill-image draw:name="Bitmap_20_2" draw:display-name="Bitmap 2" xlink:href="Pictures/1000000000000DB4000009B0D9FEC7F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45cm" fo:padding-bottom="0.145cm" fo:padding-left="0.145cm" fo:padding-right="0.145cm">
        <text:list-style style:name="Default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45cm" fo:padding-bottom="0.145cm" fo:padding-left="0.145cm" fo:padding-right="0.14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top" fo:padding-top="0.145cm" fo:padding-bottom="0.145cm" fo:padding-left="0.145cm" fo:padding-right="0.14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635cm"/>
            <style:text-properties style:font-name="Helvetica Neue1" fo:color="#000000" fo:font-size="100%"/>
          </text:list-level-style-bullet>
          <text:list-level-style-bullet text:level="3" text:bullet-char="•">
            <style:list-level-properties text:space-before="1.27cm"/>
            <style:text-properties style:font-name="Helvetica Neue1" fo:color="#000000" fo:font-size="100%"/>
          </text:list-level-style-bullet>
          <text:list-level-style-bullet text:level="4" text:bullet-char="•">
            <style:list-level-properties text:space-before="1.905cm"/>
            <style:text-properties style:font-name="Helvetica Neue1" fo:color="#000000" fo:font-size="100%"/>
          </text:list-level-style-bullet>
          <text:list-level-style-bullet text:level="5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6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7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8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9" text:bullet-char="•">
            <style:list-level-properties text:space-before="2.54cm"/>
            <style:text-properties style:font-name="Helvetica Neue1" fo:color="#000000" fo:font-size="100%"/>
          </text:list-level-style-bullet>
          <text:list-level-style-bullet text:level="10" text:bullet-char="•">
            <style:list-level-properties text:space-before="2.54cm"/>
            <style:text-properties style:font-name="Helvetica Neue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Helvetica Neue1" fo:font-family="'Helvetica Neue'" style:font-pitch="variable" fo:font-size="18pt" fo:font-style="normal" fo:text-shadow="none" style:text-underline-style="none" fo:font-weight="normal" style:letter-kerning="true" style:font-name-asian="Helvetica Neue1" style:font-family-asian="'Helvetica Neue'" style:font-pitch-asian="variable" style:font-size-asian="18pt" style:font-style-asian="normal" style:font-weight-asian="normal" style:font-name-complex="Helvetica Neue1" style:font-family-complex="'Helvetica Neue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»">
            <style:list-level-properties text:min-label-width="1.084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446cm" text:min-label-width="1.01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 text:min-label-width="0.96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 text:min-label-width="1.13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 text:min-label-width="1.446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812cm"/>
          <style:tab-stop style:position="4.709cm"/>
          <style:tab-stop style:position="7.606cm"/>
          <style:tab-stop style:position="10.503cm"/>
          <style:tab-stop style:position="13.401cm"/>
          <style:tab-stop style:position="16.298cm"/>
          <style:tab-stop style:position="19.195cm"/>
          <style:tab-stop style:position="22.092cm"/>
          <style:tab-stop style:position="24.989cm"/>
          <style:tab-stop style:position="27.8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3.329cm"/>
          <style:tab-stop style:position="6.226cm"/>
          <style:tab-stop style:position="9.123cm"/>
          <style:tab-stop style:position="12.02cm"/>
          <style:tab-stop style:position="14.918cm"/>
          <style:tab-stop style:position="17.815cm"/>
          <style:tab-stop style:position="20.712cm"/>
          <style:tab-stop style:position="23.609cm"/>
          <style:tab-stop style:position="26.5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35cm"/>
          <style:tab-stop style:position="4.833cm"/>
          <style:tab-stop style:position="7.73cm"/>
          <style:tab-stop style:position="10.627cm"/>
          <style:tab-stop style:position="13.524cm"/>
          <style:tab-stop style:position="16.421cm"/>
          <style:tab-stop style:position="19.318cm"/>
          <style:tab-stop style:position="22.216cm"/>
          <style:tab-stop style:position="25.1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313cm"/>
          <style:tab-stop style:position="3.21cm"/>
          <style:tab-stop style:position="6.107cm"/>
          <style:tab-stop style:position="9.004cm"/>
          <style:tab-stop style:position="11.901cm"/>
          <style:tab-stop style:position="14.799cm"/>
          <style:tab-stop style:position="17.696cm"/>
          <style:tab-stop style:position="20.593cm"/>
          <style:tab-stop style:position="23.4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45cm"/>
          <style:tab-stop style:position="4.347cm"/>
          <style:tab-stop style:position="7.245cm"/>
          <style:tab-stop style:position="10.142cm"/>
          <style:tab-stop style:position="13.039cm"/>
          <style:tab-stop style:position="15.936cm"/>
          <style:tab-stop style:position="18.833cm"/>
          <style:tab-stop style:position="21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446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897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4.343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79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Arial1" style:font-family-asian="Arial" style:font-pitch-asian="variable" style:font-size-asian="36pt" style:font-style-asian="normal" style:font-weight-asian="normal" style:font-name-complex="Arial1" style:font-family-complex="Arial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897cm"/>
          <style:tab-stop style:position="5.794cm"/>
          <style:tab-stop style:position="8.691cm"/>
          <style:tab-stop style:position="11.588cm"/>
          <style:tab-stop style:position="14.485cm"/>
          <style:tab-stop style:position="17.383cm"/>
          <style:tab-stop style:position="20.28cm"/>
          <style:tab-stop style:position="23.177cm"/>
          <style:tab-stop style:position="26.074cm"/>
          <style:tab-stop style:position="28.97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50pt" fo:font-style="normal" fo:text-shadow="none" style:text-underline-style="none" fo:font-weight="normal" style:letter-kerning="true" style:font-name-asian="Arial1" style:font-family-asian="Arial" style:font-pitch-asian="variable" style:font-size-asian="50pt" style:font-style-asian="normal" style:font-weight-asian="normal" style:font-name-complex="Arial1" style:font-family-complex="Arial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9.67cm" fo:page-height="20.99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auto-grow-width="true" fo:min-height="1.017cm" fo:min-width="10.646cm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5.676cm" svg:x="1cm" svg:y="2.574cm"/>
      <draw:page-thumbnail draw:layer="backgroundobjects" svg:width="8.024cm" svg:height="5.676cm" svg:x="1cm" svg:y="9.86cm"/>
      <draw:page-thumbnail draw:layer="backgroundobjects" svg:width="8.024cm" svg:height="5.676cm" svg:x="1cm" svg:y="17.146cm"/>
      <draw:page-thumbnail draw:layer="backgroundobjects" svg:width="8.024cm" svg:height="5.676cm" svg:x="10.025cm" svg:y="2.574cm"/>
      <draw:page-thumbnail draw:layer="backgroundobjects" svg:width="8.024cm" svg:height="5.676cm" svg:x="10.025cm" svg:y="9.86cm"/>
      <draw:page-thumbnail draw:layer="backgroundobjects" svg:width="8.024cm" svg:height="5.676cm" svg:x="10.025cm" svg:y="17.14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237cm" svg:height="3.502cm" svg:x="2.226cm" svg:y="1.865cm" presentation:class="title" presentation:placeholder="true">
        <draw:text-box/>
      </draw:frame>
      <draw:frame presentation:style-name="Default-outline1" draw:layer="backgroundobjects" svg:width="25.237cm" svg:height="12.607cm" svg:x="2.226cm" svg:y="6.067cm" presentation:class="outline" presentation:placeholder="true">
        <draw:text-box/>
      </draw:frame>
      <draw:frame draw:style-name="Mgr3" draw:layer="backgroundobjects" svg:width="11.146cm" svg:height="1.267cm" svg:x="25.684cm" svg:y="19.558cm">
        <draw:text-box>
          <text:p><text:page-number>&lt;numer&gt;</text:page-number></text:p>
        </draw:text-box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6.702cm" svg:height="3.504cm" svg:x="1.483cm" svg:y="0.837cm" presentation:class="title" presentation:placeholder="true">
        <draw:text-box/>
      </draw:frame>
      <draw:frame presentation:style-name="Title1-outline1" draw:layer="backgroundobjects" svg:width="26.702cm" svg:height="12.173cm" svg:x="1.483cm" svg:y="4.911cm" presentation:class="outline" presentation:placeholder="true">
        <draw:text-box/>
      </draw:frame>
      <presentation:notes style:page-layout-name="PM0">
        <draw:rect draw:style-name="Mgr4" draw:text-style-name="MP3" draw:layer="backgroundobjects" svg:width="19.05cm" svg:height="25.4cm" svg:x="0cm" svg:y="0cm">
          <text:p/>
        </draw:rect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3.97cm" svg:height="11.43cm" svg:x="2.54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dc:date>2017-04-07T23:57:51.483708706</dc:date>
    <meta:editing-cycles>21</meta:editing-cycles>
    <meta:editing-duration>PT1H42M47S</meta:editing-duration>
    <meta:generator>LibreOffice/4.2.8.2$Linux_X86_64 LibreOffice_project/420m0$Build-2</meta:generator>
    <meta:document-statistic meta:object-count="62"/>
  </office:meta>
</office:document-meta>
</file>